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lowSSLSocket.SlowSSLSo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lowSSLSocket.setReceiveBuffer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UseClien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EnabledProto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sendUrgentData( in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LocalSock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RemoteSock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setNeedClientAuth( boolean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Receive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So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bind( SocketAddress bi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setEnableSessionCreation( boolean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addHandshakeCompletedListener( HandshakeCompletedListen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OOBIn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connect( SocketAddress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setReuseAddress( boolean 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setWantClientAuth( boolean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isOutput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setEnabledCipherSuites( String [ ]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WantClientAu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EnabledCipherSui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Reus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connect( SocketAddress endpoint ,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EnableSessionCre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setSoLinger( boolean on , int lin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setSoTimeout(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setKeepAlive( boolean 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setSendBuffer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shutdown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Send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SupportedProto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setTcpNoDelay( boolean 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isB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setEnabledProtocols( String [ ]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setUseClientMode( boolean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In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is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setTrafficClass( int t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SlowSSLSocket( final SSLSocket sock , final int c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owSSLSocket.getSoLin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setOOBInline( boolean 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KeepA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removeHandshakeCompletedListener( HandshakeCompletedListen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startHandsha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SupportedCipherSui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Local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shutdown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Traffic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NeedClientAu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isConn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getTcpNo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SLSocket.isInput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